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_32__20_Dots_20_1_20_Dash" svg:stroke-width="0.1cm" draw:marker-start-width="0.5cm" draw:marker-end="" draw:marker-end-width="0.6cm" svg:stroke-opacity="80%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aea79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cm" svg:height="6.5cm" svg:x="3.3cm" svg:y="6.6cm">
            <text:p text:style-name="P1"><text:span text:style-name="T1">Serveur</text:span></text:p>
            <text:p text:style-name="P1"><text:span text:style-name="T2"/></text:p>
            <text:p text:style-name="P1">Sous-menu Dictateur </text:p>
            <text:p text:style-name="P1">dans menu « Parties »</text:p>
            <text:p text:style-name="P1"/>
            <text:p text:style-name="P1">À tous les joueurs, dans la </text:p>
            <text:p text:style-name="P1">partie « dictateur » </text:p>
            <text:p text:style-name="P1"><text:span text:style-name="T3">afficher l'écran décis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3.8cm" svg:x="21.9cm" svg:y="5.95cm">
            <text:p text:style-name="P1">Remote 1</text:p>
            <text:p text:style-name="P1"><text:span text:style-name="T3">Partie Dictateur</text:span></text:p>
            <text:p text:style-name="P1"><text:span text:style-name="T3"/></text:p>
            <text:p text:style-name="P1"><text:span text:style-name="T3">afficher l'écran décision</text:span></text:p>
            <text:p text:style-name="P1"><text:span text:style-name="T3">Renvoi la décis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3.8cm" svg:x="21.9cm" svg:y="9.85cm">
            <text:p text:style-name="P1">Remote 2</text:p>
            <text:p text:style-name="P1"><text:span text:style-name="T3">Partie Dictateur</text:span></text:p>
            <text:p text:style-name="P1"><text:span text:style-name="T3"/></text:p>
            <text:p text:style-name="P1"><text:span text:style-name="T3">afficher l'écran décision</text:span></text:p>
            <text:p text:style-name="P1"><text:span text:style-name="T3">Renvoi la décision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4cm" svg:y1="9.6cm" svg:x2="12.7cm" svg:y2="8.4cm">
            <text:p/>
          </draw:line>
          <draw:line draw:style-name="gr2" draw:text-style-name="P1" draw:layer="layout" svg:x1="11.4cm" svg:y1="9.6cm" svg:x2="12.6cm" svg:y2="11.1cm">
            <text:p/>
          </draw:line>
          <draw:line draw:style-name="gr2" draw:text-style-name="P1" draw:layer="layout" svg:x1="20.7cm" svg:y1="8.5cm" svg:x2="22cm" svg:y2="8.5cm">
            <text:p/>
          </draw:line>
          <draw:line draw:style-name="gr2" draw:text-style-name="P1" draw:layer="layout" svg:x1="20.7cm" svg:y1="12.4cm" svg:x2="21.9cm" svg:y2="12.4cm">
            <text:p/>
          </draw:line>
          <draw:custom-shape draw:style-name="gr1" draw:text-style-name="P1" draw:layer="layout" svg:width="8cm" svg:height="3.8cm" svg:x="12.6cm" svg:y="5.95cm">
            <text:p text:style-name="P1">Joueur 1</text:p>
            <text:p text:style-name="P1"><text:span text:style-name="T3">Partie Dictateur</text:span></text:p>
            <text:p text:style-name="P1"/>
            <text:p text:style-name="P1"><text:span text:style-name="T3">afficher l'écran décis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3.8cm" svg:x="12.6cm" svg:y="9.85cm">
            <text:p text:style-name="P1">Joueur 2</text:p>
            <text:p text:style-name="P1"><text:span text:style-name="T3">Partie Dictateur</text:span></text:p>
            <text:p text:style-name="P1"/>
            <text:p text:style-name="P1"><text:span text:style-name="T3">afficher l'écran décisio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0.7cm" svg:y1="9.3cm" svg:x2="22cm" svg:y2="9.3cm">
            <text:p/>
          </draw:line>
          <draw:line draw:style-name="gr3" draw:text-style-name="P1" draw:layer="layout" svg:x1="20.7cm" svg:y1="13.2cm" svg:x2="21.9cm" svg:y2="13.2cm">
            <text:p/>
          </draw:line>
          <draw:custom-shape draw:style-name="gr1" draw:text-style-name="P1" draw:layer="layout" svg:width="5.6cm" svg:height="1.85cm" svg:x="31cm" svg:y="6.85cm">
            <text:p text:style-name="P1">Écran décision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9.9cm" svg:y1="7.8cm" svg:x2="31cm" svg:y2="7.8cm">
            <text:p/>
          </draw:line>
          <draw:custom-shape draw:style-name="gr1" draw:text-style-name="P1" draw:layer="layout" svg:width="5.6cm" svg:height="1.85cm" svg:x="31cm" svg:y="10.75cm">
            <text:p text:style-name="P1">Écran décision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9.9cm" svg:y1="11.7cm" svg:x2="31cm" svg:y2="11.7cm">
            <text:p/>
          </draw:line>
          <draw:line draw:style-name="gr4" draw:text-style-name="P1" draw:layer="layout" svg:x1="21.286cm" svg:y1="3cm" svg:x2="21.286cm" svg:y2="15.2cm">
            <text:p/>
          </draw:line>
          <draw:custom-shape draw:style-name="gr5" draw:text-style-name="P1" draw:layer="layout" svg:width="7.2cm" svg:height="2.3cm" svg:x="7.7cm" svg:y="2.4cm">
            <text:p text:style-name="P1">Serveur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7.2cm" svg:height="2.3cm" svg:x="25.9cm" svg:y="2.4cm">
            <text:p text:style-name="P1">Client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07:24:22.860477699</meta:creation-date>
    <dc:date>2015-12-09T15:33:00.964657908</dc:date>
    <meta:editing-duration>PT3M29S</meta:editing-duration>
    <meta:editing-cycles>5</meta:editing-cycles>
    <meta:generator>LibreOffice/4.2.8.2$Linux_X86_64 LibreOffice_project/420m0$Build-2</meta:generator>
    <meta:document-statistic meta:object-count="19"/>
  </office:meta>
</office:document-meta>
</file>